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aac9e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officeooo:paragraph-rsid="001a9685"/>
    </style:style>
    <style:style style:name="P6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7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8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9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0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1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2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3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4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5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6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7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18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rsid="001c8646" officeooo:paragraph-rsid="001c8646"/>
    </style:style>
    <style:style style:name="P19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20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21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8401c"/>
    </style:style>
    <style:style style:name="P22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2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underline-style="none" officeooo:rsid="001a9685"/>
    </style:style>
    <style:style style:name="T5" style:family="text">
      <style:text-properties style:use-window-font-color="true" style:text-underline-style="none" officeooo:rsid="001aac9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Strong_20_Emphasis"><text:span text:style-name="T1">Planejamento</text:span></text:span></text:h>
      <text:h text:style-name="P20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Strong_20_Emphasis"><text:span text:style-name="T3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span></text:span></text:p>
      <text:h text:style-name="P20" text:outline-level="2"><text:span text:style-name="T2">1</text:span><text:span text:style-name="T1">.2</text:span><text:span text:style-name="Strong_20_Emphasis"><text:span text:style-name="T1">Pré-requisitos</text:span></text:span></text:h>
      <text:list xml:id="list2366789330034949148" text:style-name="L1">
        <text:list-item>
          <text:p text:style-name="P7">Solicitação do projeto aprovada; </text:p>
        </text:list-item>
        <text:list-item>
          <text:p text:style-name="P6">Gerente de projeto definido. </text:p>
        </text:list-item>
      </text:list>
      <text:h text:style-name="P20" text:outline-level="2" text:is-list-header="true"><text:span text:style-name="T2">1</text:span><text:span text:style-name="T1">.</text:span><text:span text:style-name="T4">3</text:span><text:span text:style-name="Strong_20_Emphasis"><text:span text:style-name="T1">Atividades</text:span></text:span></text:h>
      <text:h text:style-name="P21" text:outline-level="3"><text:span text:style-name="T2">1</text:span><text:span text:style-name="T1">.</text:span><text:span text:style-name="T4">3</text:span><text:span text:style-name="T1">.1</text:span>Desenvolver o plano de gerenciamento do projeto (4.2-PMBOK)<text:span text:style-name="T1"><text:tab/></text:span></text:h>
      <text:p text:style-name="P18"><text:span text:style-name="T1">A finalidade deste documento é definir, preparar, integrar e coordenar todas as etapas que serão realizadas durante todo o desenvolvimento do projeto.</text:span></text:p>
      <text:p text:style-name="P18"><text:span text:style-name="T1">Na entrada, encontra-se o link para o acesso do Termo de Abertura do Projeto e, na saída, o Plano de Gerenciamento do Projeto.</text:span></text:p>
      <text:p text:style-name="P2"><text:span text:style-name="Strong_20_Emphasis"><text:span text:style-name="T1">Entrada</text:span></text:span><text:span text:style-name="T1">: </text:span><text:span text:style-name="T5">O termo de abertura do projeto está disponível no seguinte link: </text:span><text:a xlink:type="simple" xlink:href="https://github.com/LLVN/Vinicius/blob/master/DocumentosProjeto/TAP_Vinicius.odt" text:style-name="Internet_20_link" text:visited-style-name="Visited_20_Internet_20_Link">https://github.com/LLVN/Vinicius/blob/master/DocumentosProjeto/TAP_Vinicius.odt</text:a></text:p>
      <text:p text:style-name="P2"><text:span text:style-name="Strong_20_Emphasis"><text:span text:style-name="T1">Saída</text:span></text:span><text:span text:style-name="T1">: </text:span><text:span text:style-name="T5">O plano de gerenciamento do projeto está disponível no seguinte link: </text:span><text:a xlink:type="simple" xlink:href="https://github.com/LLVN/Vinicius/blob/master/DocumentosProjeto/PGP_Vinicius.odt" text:style-name="Internet_20_link" text:visited-style-name="Visited_20_Internet_20_Link">https://github.com/LLVN/Vinicius/blob/master/DocumentosProjeto/PGP_Vinicius.odt</text:a></text:p>
      <text:h text:style-name="P23" text:outline-level="3"><text:span text:style-name="T2">1</text:span><text:span text:style-name="T1">.</text:span><text:span text:style-name="T4">3</text:span><text:span text:style-name="T1">.2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9216072818732749317" text:style-name="L2">
        <text:list-item>
          <text:p text:style-name="P8">Declaração de Escopo (Seção do Plano de Projeto ou Documento auxiliar); </text:p>
        </text:list-item>
        <text:list-item>
          <text:p text:style-name="P13">Estrutura Analítica do Projeto (EAP ou WBS) </text:p>
        </text:list-item>
      </text:list>
      <text:h text:style-name="P23" text:outline-level="3" text:is-list-header="true"><text:span text:style-name="T2">1</text:span><text:span text:style-name="T1">.4.3Planejar o gerenciamento da qualidade (8.1-PMBOK)</text:span></text:h>
      <text:list xml:id="list3086498154510352709" text:style-name="L3">
        <text:list-header>
          <text:p text:style-name="P14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5843170309279184018" text:style-name="L4">
        <text:list-header>
          <text:p text:style-name="P9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68818198208011557" text:style-name="L5">
        <text:list-item>
          <text:p text:style-name="P15">Plano de gerenciamento da qualidade Ou seção de qualidade no plano de projeto. </text:p>
        </text:list-item>
      </text:list>
      <text:h text:style-name="P24" text:outline-level="3"/>
      <text:h text:style-name="P23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7843595104340208198" text:style-name="L6">
        <text:list-item>
          <text:p text:style-name="P10">Cronograma. </text:p>
        </text:list-item>
        <text:list-item>
          <text:p text:style-name="P16">Orçamento. </text:p>
        </text:list-item>
      </text:list>
      <text:h text:style-name="P24" text:outline-level="3" text:is-list-header="true"/>
      <text:h text:style-name="P23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7592811349137345797" text:style-name="L7">
        <text:list-header>
          <text:p text:style-name="P11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24" text:outline-level="3"/>
      <text:h text:style-name="P23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9139879247692102363" text:style-name="L8">
        <text:list-item>
          <text:p text:style-name="P12">Aumentar a probabilidade e o impacto dos eventos positivos e </text:p>
        </text:list-item>
        <text:list-item>
          <text:p text:style-name="P17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24" text:outline-level="3"/>
      <text:h text:style-name="P23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20" text:outline-level="2"><text:span text:style-name="T2">1</text:span><text:span text:style-name="T1">.5</text:span><text:span text:style-name="Strong_20_Emphasis"><text:span text:style-name="T1">Saída</text:span></text:span></text:h>
      <text:h text:style-name="P22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09-13T14:11:51.453329451</dc:date>
    <meta:editing-duration>PT32M27S</meta:editing-duration>
    <meta:editing-cycles>5</meta:editing-cycles>
    <meta:generator>LibreOffice/5.0.5.2$Linux_X86_64 LibreOffice_project/00$Build-2</meta:generator>
    <dc:creator>VINICIUS MORAIS</dc:creator>
    <meta:document-statistic meta:table-count="1" meta:image-count="0" meta:object-count="0" meta:page-count="3" meta:paragraph-count="62" meta:word-count="452" meta:character-count="3172" meta:non-whitespace-character-count="2780"/>
  </office:meta>
</office:document-meta>
</file>